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C00000450C2FCB9C0504022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24cm, 0cm)" draw:image-opacity="50%" style:mirror="none"/>
    </style:style>
    <style:style style:name="gr2" style:family="graphic" style:parent-style-name="standard">
      <style:graphic-properties draw:fill-color="#b2b2b2" draw:opacity="0%" draw:textarea-horizontal-align="justify" draw:textarea-vertical-align="middle" draw:auto-grow-height="false" fo:min-height="10.784cm" fo:min-width="23.581cm"/>
    </style:style>
    <style:style style:name="gr3" style:family="graphic" style:parent-style-name="standard">
      <style:graphic-properties draw:stroke="none" draw:fill="none" draw:fill-color="#ffffff" fo:min-height="10.975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2b2b2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fff200" style:font-name="Liberation Sans1" fo:font-size="48pt" fo:text-shadow="1pt 1pt" style:font-size-asian="48pt" style:font-size-complex="48pt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699cm" svg:x="0cm" svg:y="0.037cm">
          <draw:image xlink:href="Pictures/10000000000005DC00000450C2FCB9C05040222E.jpg" xlink:type="simple" xlink:show="embed" xlink:actuate="onLoad">
            <text:p/>
          </draw:image>
        </draw:frame>
        <draw:custom-shape draw:style-name="gr2" draw:text-style-name="P2" draw:layer="layout" svg:width="25.273cm" svg:height="12.226cm" svg:x="1.381cm" svg:y="1.7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draw:layer="layout" svg:width="25.24cm" svg:height="11.225cm" svg:x="1.38cm" svg:y="3.525cm">
          <draw:text-box>
            <text:p text:style-name="P3"><text:span text:style-name="T1">Jesus casts out demons</text:span><text:span text:style-name="T2"> </text:span></text:p>
            <text:p text:style-name="P3"><text:span text:style-name="T3">(Mark 5:1-20)</text:span></text:p>
            <text:p text:style-name="P3"><text:span text:style-name="T4">_________________</text:span></text:p>
            <text:p text:style-name="P4"><text:span text:style-name="T5">%language%</text:span></text:p>
            <text:p text:style-name="P5"><text:span text:style-name="T6">[%lang-code%]</text:span></text:p>
            <text:p text:style-name="P6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1T13:49:27.682000000</dc:date>
    <meta:editing-duration>PT22M39S</meta:editing-duration>
    <meta:editing-cycles>19</meta:editing-cycles>
    <meta:generator>LibreOffice/5.4.7.2$Windows_X86_64 LibreOffice_project/c838ef25c16710f8838b1faec480ebba495259d0</meta:generator>
    <meta:document-statistic meta:object-count="3"/>
  </office:meta>
</office:document-meta>
</file>